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[.B3]" style:apply-style-name="cf10" style:base-cell-address="Tabelle1.D3"/>
    </style:style>
    <style:style style:name="ce5" style:family="table-cell">
      <style:map style:condition="of:cell-content()!=[.A3]" style:apply-style-name="cf9" style:base-cell-address="Tabelle1.C3"/>
    </style:style>
    <style:style style:name="ce6" style:family="table-cell">
      <style:map style:condition="of:cell-content()!=[.A35]" style:apply-style-name="cf9" style:base-cell-address="Tabelle1.C35"/>
    </style:style>
    <style:style style:name="ce7" style:family="table-cell">
      <style:map style:condition="of:cell-content()!=[.B35]" style:apply-style-name="cf10" style:base-cell-address="Tabelle1.D3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URL3</text:p>
          </table:table-cell>
          <table:table-cell office:value-type="string" table:style-name="ce2">
            <text:p>Additional com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AttributeGrou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Group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Group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Groups/In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Groups/NotIn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Attribute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AttributeType/{id}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AttributeType/{id}/ConvertToItemType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/{id}/ItemAttributes/C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s/CorrespondingValuesOfType/{id}</text:p>
          </table:table-cell>
          <table:table-cell office:value-type="string" table:style-name="ce4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s/For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s/Fo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figurationIte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ConfigurationItem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ConfigurationItem/{id}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Connectable/{ruleId}</text:p>
          </table:table-cell>
          <table:table-cell office:value-type="string" table:style-name="ce1">
            <text:p>Redundant with line 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Connection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Connections/ToLow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Connections/ToUpp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temId}/Ful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figurationItem/Full</text:p>
          </table:table-cell>
          <table:table-cell office:value-type="string" table:style-name="ce4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type/{itemType}/name/{itemNam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</text:p>
          </table:table-cell>
          <table:table-cell office:value-type="string" table:style-name="ce1">
            <text:p>Added pag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{ids}</text:p>
          </table:table-cell>
          <table:table-cell office:value-type="string" table:style-name="ce1">
            <text:p>New meth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Available/{ruleId}/{itemsToConnect}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ByTypes/{typeIds}/Full</text:p>
          </table:table-cell>
          <table:table-cell office:value-type="string" table:style-name="ce4">
            <text:p>Changed UR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ByTypes/{typeIds}</text:p>
          </table:table-cell>
          <table:table-cell office:value-type="string" table:style-name="ce4">
            <text:p>Changed URL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Connectable/{rule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ConnectableAsLowerItem/item/{item}/rule/{rul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ConnectableAsUpperItem/item/{item}/rule/{rul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ConfigurationItems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ConfigurationItem/{id}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nect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/upperItem/{upperItem}/connectionType/{connType}/lowerItem/{lowerItem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nectionRu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/{id}/Connections/C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/upperItemType/{upper}/connectionType/{conn}/lowerItemType/{lower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s/ForLowe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s/ForUppe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s/ForUpperItemType/{upper}/ForLowerItemType/{lower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s/Fo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s</text:p>
          </table:table-cell>
          <table:table-cell office:value-type="string" table:style-name="ce1">
            <text:p>New for migration: added pag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nection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Types/AllowedDownward/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vertFileToT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ImportDataTable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Item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s/ForLower/{lower}/ConnectionType/{connTyp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s/ForUpper/{upper}/ConnectionType/{connTyp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s/ByAllowed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MetaDat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Us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Us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User/{domain}/{user}/{role}/{deleteResponsibilities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User/{user}/{role}/{deleteResponsibilities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User/Curre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User/Ro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User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POST</text:p>
          </table:table-cell>
          <table:table-cell table:style-name="ce4"/>
          <table:table-cell office:value-type="string" table:style-name="ce1">
            <text:p>AD-Oper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AD-Operation</text:p>
          </table:table-cell>
          <table:table-cell table:number-columns-repeated="16379"/>
        </table:table-row>
        <table:table-row table:number-rows-repeated="1048465" table:style-name="ro2">
          <table:table-cell table:number-columns-repeated="16384"/>
        </table:table-row>
      </table:table>
      <table:database-ranges>
        <table:database-range table:target-range-address="Tabelle1.A2:Tabelle1.E111" table:display-filter-buttons="true">
          <table:filter>
            <table:filter-or>
              <table:filter-condition table:field-number="4" table:value="Added paging" table:operator="="/>
              <table:filter-condition table:field-number="4" table:value="AD-Operation" table:operator="="/>
              <table:filter-condition table:field-number="4" table:value="Changed URL" table:operator="="/>
              <table:filter-condition table:field-number="4" table:value="Deprecated" table:operator="="/>
              <table:filter-condition table:field-number="4" table:value="New for migration: added paging" table:operator="="/>
              <table:filter-condition table:field-number="4" table:value="New method" table:operator="="/>
              <table:filter-condition table:field-number="4" table:value="Not yet implemented" table:operator="="/>
              <table:filter-condition table:field-number="4" table:value="0" table:operator="empty" table:data-type="number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2" style:family="table-cell" style:data-style-name="N0">
      <style:table-cell-properties style:vertical-align="automatic" fo:background-color="#FFF2CC"/>
    </style:style>
    <style:style style:name="cf3" style:family="table-cell" style:data-style-name="N0">
      <style:table-cell-properties fo:background-color="#FFE699"/>
    </style:style>
    <style:style style:name="cf4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9" style:family="table-cell">
      <style:table-cell-properties fo:background-color="#FFE699"/>
      <style:text-properties fo:color="#000000" style:font-family-generic="swiss"/>
    </style:style>
    <style:style style:name="cf10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ichael</meta:initial-creator>
    <dc:creator>Michael</dc:creator>
    <meta:creation-date>2020-08-30T16:22:06Z</meta:creation-date>
    <dc:date>2020-09-09T06:40:38Z</dc:date>
    <meta:editing-cycles>1</meta:editing-cycles>
    <meta:editing-duration>PT0S</meta:editing-duration>
  </office:meta>
</office:document-meta>
</file>